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0d5" officeooo:paragraph-rsid="001520d5"/>
    </style:style>
    <style:style style:name="P2" style:family="paragraph" style:parent-style-name="Standard">
      <style:text-properties officeooo:rsid="001580a2" officeooo:paragraph-rsid="001580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elect count(*) from Master where birthDay= 0 or birthMonth=0 or birthYear=0;</text:p>
      <text:p text:style-name="P1"/>
      <text:p text:style-name="P2">2. select </text:p>
      <text:p text:style-name="P2">(select count(*) from Master</text:p>
      <text:p text:style-name="P2">inner join HallOfFame </text:p>
      <text:p text:style-name="P2">on Master.playerID= HallOfFame.playerID</text:p>
      <text:p text:style-name="P2">where Master.deathYear =0 or Master.deathDay =0 or Master.deathMonth =0)</text:p>
      <text:p text:style-name="P2">-</text:p>
      <text:p text:style-name="P2">(select count(*) from Master</text:p>
      <text:p text:style-name="P2">inner join HallOfFame </text:p>
      <text:p text:style-name="P2">on Master.playerID= HallOfFame.playerID</text:p>
      <text:p text:style-name="P2">where Master.deathYear !=0 or Master.deathDay !=0 or Master.deathMonth !=0) as DifferenceofAliveandDEath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5:10:32.885942337</meta:creation-date>
    <meta:editing-duration>PT3M36S</meta:editing-duration>
    <meta:editing-cycles>2</meta:editing-cycles>
    <meta:generator>LibreOffice/5.1.6.2$Linux_X86_64 LibreOffice_project/10m0$Build-2</meta:generator>
    <dc:date>2019-01-30T15:14:05.511149175</dc:date>
    <meta:document-statistic meta:table-count="0" meta:image-count="0" meta:object-count="0" meta:page-count="1" meta:paragraph-count="11" meta:word-count="55" meta:character-count="446" meta:non-whitespace-character-count="399"/>
  </office:meta>
</office:document-meta>
</file>